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16.3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5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545cm"/>
    </style:style>
    <style:style style:name="co8" style:family="table-column">
      <style:table-column-properties fo:break-before="auto" style:column-width="5.5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2e2e2" style:cell-protect="none" style:print-content="true" fo:border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e2e2e2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e2e2e2" fo:border="0.74pt solid #000000"/>
      <style:text-properties fo:font-style="italic" style:font-style-asian="italic" style:font-style-complex="italic"/>
    </style:style>
    <style:style style:name="ce7" style:family="table-cell" style:parent-style-name="Default">
      <style:text-properties fo:color="#0733fc"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c6c6c6" fo:border="0.74pt solid #000000"/>
    </style:style>
    <style:style style:name="ce13" style:family="table-cell" style:parent-style-name="Default">
      <style:table-cell-properties fo:background-color="#cbe4b7" fo:border="0.74pt solid #000000"/>
    </style:style>
    <style:style style:name="ce9" style:family="table-cell" style:parent-style-name="Default" style:data-style-name="N99"/>
    <style:style style:name="ce15" style:family="table-cell" style:parent-style-name="Default">
      <style:table-cell-properties fo:background-color="#8cd0f6" fo:border="0.74pt solid #000000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ame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cosmoSys base URL</text:p>
          </table:table-cell>
          <table:table-cell table:style-name="ce2" table:formula="of:=[.I5]" office:value-type="string" office:string-value="http://localhost:3000" calcext:value-type="string">
            <text:p>http://localhost:3000</text:p>
          </table:table-cell>
          <table:table-cell/>
          <table:table-cell table:style-name="ce8" office:value-type="string" calcext:value-type="string">
            <text:p>$$1</text:p>
          </table:table-cell>
          <table:table-cell table:style-name="ce13" office:value-type="string" calcext:value-type="string">
            <text:p>ProjectID</text:p>
          </table:table-cell>
          <table:table-cell table:style-name="ce8" office:value-type="string" calcext:value-type="string">
            <text:p>$$3</text:p>
          </table:table-cell>
          <table:table-cell table:style-name="ce10" table:formula="of:=LOWER([.E2] )" office:value-type="string" office:string-value="projectid" calcext:value-type="string">
            <text:p>projectid</text:p>
          </table:table-cell>
          <table:table-cell table:style-name="ce8" office:value-type="string" calcext:value-type="string">
            <text:p>$$5</text:p>
          </table:table-cell>
          <table:table-cell table:style-name="ce13" office:value-type="string" calcext:value-type="string">
            <text:p>ProjectPMIdentifi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smoSys Project</text:p>
          </table:table-cell>
          <table:table-cell table:style-name="ce2" table:formula="of:=CONCATENATE([.G3];&quot;-&quot;;[.G2])" office:value-type="string" office:string-value="baseprojectid-projectid" calcext:value-type="string">
            <text:p>baseprojectid-projectid</text:p>
          </table:table-cell>
          <table:table-cell table:style-name="ce7"/>
          <table:table-cell table:style-name="ce8" office:value-type="string" calcext:value-type="string">
            <text:p>$$2</text:p>
          </table:table-cell>
          <table:table-cell table:style-name="ce13" office:value-type="string" calcext:value-type="string">
            <text:p>BaseProjectID</text:p>
          </table:table-cell>
          <table:table-cell table:style-name="ce8" office:value-type="string" calcext:value-type="string">
            <text:p>$$4</text:p>
          </table:table-cell>
          <table:table-cell table:style-name="ce10" table:formula="of:=LOWER([.E3] )" office:value-type="string" office:string-value="baseprojectid" calcext:value-type="string">
            <text:p>baseprojecti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Sys Project URL</text:p>
          </table:table-cell>
          <table:table-cell table:style-name="ce2" table:formula="of:=COM.MICROSOFT.CONCAT([.B2];&quot;/projects/&quot;;[.B3])" office:value-type="string" office:string-value="http://localhost:3000/projects/baseprojectid-projectid" calcext:value-type="string">
            <text:p>http://localhost:3000/projects/baseprojectid-projectid</text:p>
          </table:table-cell>
          <table:table-cell table:style-name="ce7" table:formula="of:=HYPERLINK([.B4];&quot;navigate&quot;)" office:value-type="string" office:string-value="navigate" calcext:value-type="string">
            <text:p>navigate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Devops URL</text:p>
          </table:table-cell>
          <table:table-cell table:style-name="ce6" table:formula="of:=[.G6]" office:value-type="string" office:string-value="pm.base.url" calcext:value-type="string">
            <text:p>pm.base.url</text:p>
          </table:table-cell>
          <table:table-cell/>
          <table:table-cell table:style-name="ce8" office:value-type="string" calcext:value-type="string">
            <text:p>HTTPS</text:p>
          </table:table-cell>
          <table:table-cell table:style-name="ce10" office:value-type="string" calcext:value-type="string">
            <text:p>https://</text:p>
          </table:table-cell>
          <table:table-cell table:style-name="ce8" office:value-type="string" calcext:value-type="string">
            <text:p>git user</text:p>
          </table:table-cell>
          <table:table-cell table:style-name="ce10" office:value-type="string" calcext:value-type="string">
            <text:p>gituser</text:p>
          </table:table-cell>
          <table:table-cell table:style-name="ce8" office:value-type="string" calcext:value-type="string">
            <text:p>cSysBase</text:p>
          </table:table-cell>
          <table:table-cell table:style-name="ce15" office:value-type="string" calcext:value-type="string">
            <text:p><text:span text:style-name="T1"><text:a xlink:href="http://localhost:3000/" xlink:type="simple">http://localhost:3000</text:a></text:span>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M base URL</text:p>
          </table:table-cell>
          <table:table-cell table:style-name="ce2" table:formula="of:=CONCATENATE([.B5];&quot;/&quot;;[.E6])" office:value-type="string" office:string-value="pm.base.url/MyOrg" calcext:value-type="string">
            <text:p>pm.base.url/MyOrg</text:p>
          </table:table-cell>
          <table:table-cell/>
          <table:table-cell table:style-name="ce8" office:value-type="string" calcext:value-type="string">
            <text:p>Org</text:p>
          </table:table-cell>
          <table:table-cell table:style-name="ce10" office:value-type="string" calcext:value-type="string">
            <text:p>MyOrg</text:p>
          </table:table-cell>
          <table:table-cell table:style-name="ce8" office:value-type="string" calcext:value-type="string">
            <text:p>PM URL base</text:p>
          </table:table-cell>
          <table:table-cell table:style-name="ce10" office:value-type="string" calcext:value-type="string">
            <text:p>pm.base.url</text:p>
          </table:table-cell>
          <table:table-cell table:style-name="ce8" office:value-type="string" calcext:value-type="string">
            <text:p>PM infix 1</text:p>
          </table:table-cell>
          <table:table-cell table:style-name="ce10" office:value-type="string" calcext:value-type="string">
            <text:p>PM_infix_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roject Identifier</text:p>
          </table:table-cell>
          <table:table-cell table:style-name="ce2" table:formula="of:=[.E3]" office:value-type="string" office:string-value="BaseProjectID" calcext:value-type="string">
            <text:p>BaseProjectID</text:p>
          </table:table-cell>
          <table:table-cell/>
          <table:table-cell table:style-name="ce8" office:value-type="string" calcext:value-type="string">
            <text:p>wikisuffix</text:p>
          </table:table-cell>
          <table:table-cell table:style-name="ce10" office:value-type="string" calcext:value-type="string">
            <text:p>PM_suffix</text:p>
          </table:table-cell>
          <table:table-cell table:number-columns-repeated="2"/>
          <table:table-cell table:style-name="ce8" office:value-type="string" calcext:value-type="string">
            <text:p>PM infix 2</text:p>
          </table:table-cell>
          <table:table-cell table:style-name="ce10" office:value-type="string" calcext:value-type="string">
            <text:p>PM_infix_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M URL</text:p>
          </table:table-cell>
          <table:table-cell table:style-name="ce2" table:formula="of:=COM.MICROSOFT.CONCAT([.E5];[.B6];&quot;/&quot;;[.B7])" office:value-type="string" office:string-value="https://pm.base.url/MyOrg/BaseProjectID" calcext:value-type="string">
            <text:p>https://pm.base.url/MyOrg/BaseProjectID</text:p>
          </table:table-cell>
          <table:table-cell table:style-name="ce7" table:formula="of:=HYPERLINK([.B8];&quot;navigate&quot;)" office:value-type="string" office:string-value="navigate" calcext:value-type="string">
            <text:p>navigat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SP base URL</text:p>
          </table:table-cell>
          <table:table-cell table:style-name="ce2" table:formula="of:=CONCATENATE([.E5];[.E6];[.I6])" office:value-type="string" office:string-value="https://MyOrgPM_infix_1" calcext:value-type="string">
            <text:p>https://MyOrgPM_infix_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Project PM Identifier</text:p>
          </table:table-cell>
          <table:table-cell table:style-name="ce2" table:formula="of:=[.I2]" office:value-type="string" office:string-value="ProjectPMIdentifier" calcext:value-type="string">
            <text:p>ProjectPMIdentifier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ubfolder</text:p>
          </table:table-cell>
          <table:table-cell table:style-name="ce2" table:formula="of:=IF([.E2]=[.E3];CONCATENATE([.I7];&quot;/&quot;;[.E2];&quot;-wiki.wiki&quot;);CONCATENATE([.I7];&quot;/&quot;;[.E2];&quot;.&quot;;[.E7]))" office:value-type="string" office:string-value="PM_infix_2/ProjectID.PM_suffix" calcext:value-type="string">
            <text:p>PM_infix_2/ProjectID.PM_suffix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 Project URL</text:p>
          </table:table-cell>
          <table:table-cell table:style-name="ce2" table:formula="of:=CONCATENATE([.B10];&quot;/&quot;;[.B11];&quot;/&quot;;[.B12])" office:value-type="string" office:string-value="https://MyOrgPM_infix_1/ProjectPMIdentifier/PM_infix_2/ProjectID.PM_suffix" calcext:value-type="string">
            <text:p>https://MyOrgPM_infix_1/ProjectPMIdentifier/PM_infix_2/ProjectID.PM_suffix</text:p>
          </table:table-cell>
          <table:table-cell table:style-name="ce7" table:formula="of:=HYPERLINK([.B13];&quot;navigate&quot;)" office:value-type="string" office:string-value="navigate" calcext:value-type="string">
            <text:p>navigat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template path root</text:p>
          </table:table-cell>
          <table:table-cell table:style-name="ce2" office:value-type="string" calcext:value-type="string">
            <text:p>.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template path infix</text:p>
          </table:table-cell>
          <table:table-cell table:style-name="ce2" office:value-type="string" calcext:value-type="string">
            <text:p>/.templates/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Wiki path</text:p>
          </table:table-cell>
          <table:table-cell table:style-name="ce2" table:formula="of:=CONCATENATE([.B8];&quot;/_wiki/wikis/&quot;;[.E2])" office:value-type="string" office:string-value="https://pm.base.url/MyOrg/BaseProjectID/_wiki/wikis/ProjectID" calcext:value-type="string">
            <text:p>https://pm.base.url/MyOrg/BaseProjectID/_wiki/wikis/ProjectID</text:p>
          </table:table-cell>
          <table:table-cell table:style-name="ce7" table:formula="of:=HYPERLINK([.B18];&quot;navigate&quot;)" office:value-type="string" office:string-value="navigate" calcext:value-type="string">
            <text:p>navigate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Repository</text:p>
          </table:table-cell>
          <table:table-cell table:style-name="ce2" table:formula="of:=CONCATENATE([.B8];&quot;/_git/&quot;;[.E2];&quot;.&quot;;[.E7])" office:value-type="string" office:string-value="https://pm.base.url/MyOrg/BaseProjectID/_git/ProjectID.PM_suffix" calcext:value-type="string">
            <text:p>https://pm.base.url/MyOrg/BaseProjectID/_git/ProjectID.PM_suffix</text:p>
          </table:table-cell>
          <table:table-cell table:style-name="ce7" table:formula="of:=HYPERLINK([.B19];&quot;navigate&quot;)" office:value-type="string" office:string-value="navigate" calcext:value-type="string">
            <text:p>navigate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table:style-name="ce3" office:value-type="string" calcext:value-type="string">
            <text:p>Git clone HTTPS</text:p>
          </table:table-cell>
          <table:table-cell table:style-name="ce10" table:formula="of:=CONCATENATE([.E5];[.G5];&quot;@&quot;;[.B6];&quot;/&quot;;[.E3];&quot;/_git/&quot;;[.E2];&quot;.&quot;;[.E7])" office:value-type="string" office:string-value="https://gituser@pm.base.url/MyOrg/BaseProjectID/_git/ProjectID.PM_suffix" calcext:value-type="string">
            <text:p>https://gituser@pm.base.url/MyOrg/BaseProjectID/_git/ProjectID.PM_suffix</text:p>
          </table:table-cell>
          <table:table-cell table:style-name="ce7"/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table:style-name="ce3" office:value-type="string" calcext:value-type="string">
            <text:p>Git clone SSH</text:p>
          </table:table-cell>
          <table:table-cell table:style-name="ce10" table:formula="of:=CONCATENATE(&quot;git@ssh.&quot;;[.B5];&quot;:v3/&quot;;[.E6];&quot;/&quot;;[.E3];&quot;/&quot;;[.E2];&quot;.&quot;;[.E7])" office:value-type="string" office:string-value="git@ssh.pm.base.url:v3/MyOrg/BaseProjectID/ProjectID.PM_suffix" calcext:value-type="string">
            <text:p>git@ssh.pm.base.url:v3/MyOrg/BaseProjectID/ProjectID.PM_suffix</text:p>
          </table:table-cell>
          <table:table-cell table:style-name="ce7"/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table:number-columns-repeated="10"/>
          <table:table-cell table:style-name="ce9"/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/>
    </number:time-style>
    <number:date-style style:name="N10139" number:language="es" number:country="ES">
      <number:day number:style="long"/>
      <number:text>-</number:text>
      <number:month number:textual="true"/>
      <number:text>-</number:text>
      <number:year/>
    </number:date-style>
    <number:number-style style:name="N10138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38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8P0"/>
    </number:number-style>
    <number:date-style style:name="N10137" number:language="es" number:country="ES">
      <number:day number:style="long"/>
      <number:text>-</number:text>
      <number:month number:textual="true"/>
    </number:date-style>
    <number:time-style style:name="N1013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0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0P2" style:volatile="true" number:language="es" number:country="ES">
      <number:text> </number:text>
      <number:fill-character> </number:fill-character>
      <number:text>- € </number:text>
    </number:number-style>
    <number:text-style style:name="N10130" number:language="es" number:country="E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34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4P0"/>
    </number:number-style>
    <number:time-style style:name="N10105" number:language="es" number:country="ES">
      <number:hours/>
      <number:text>:</number:text>
      <number:minutes number:style="long"/>
    </number:time-style>
    <number:number-style style:name="N10118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8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8P2" style:volatile="true" number:language="es" number:country="ES">
      <number:text> </number:text>
      <number:fill-character> </number:fill-character>
      <number:text>-    </number:text>
    </number:number-style>
    <number:text-style style:name="N10118" number:language="es" number:country="ES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3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35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5P0"/>
    </number:number-style>
    <number:time-style style:name="N10106" number:language="es" number:country="ES">
      <number:hours/>
      <number:text>:</number:text>
      <number:minutes number:style="long"/>
      <number:text> </number:text>
      <number:am-pm/>
    </number:time-style>
    <number:number-style style:name="N1013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2P0"/>
    </number:number-style>
    <number:number-style style:name="N10136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6P0"/>
    </number:number-style>
    <number:date-style style:name="N10107" number:language="es" number:country="ES">
      <number:month number:textual="true"/>
      <number:text>-</number:text>
      <number:year/>
    </number:date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11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1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1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11" number:language="es" number:country="ES">
      <number:text> </number:text>
      <number:text-content/>
      <number:text> </number:text>
      <style:map style:condition="value()&gt;0" style:apply-style-name="N10111P0"/>
      <style:map style:condition="value()&lt;0" style:apply-style-name="N10111P1"/>
      <style:map style:condition="value()=0" style:apply-style-name="N10111P2"/>
    </number:text-style>
    <number:number-style style:name="N10124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24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24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24" number:language="es" number:country="E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12" number:language="es" number:country="ES">
      <number:hours/>
      <number:text>:</number:text>
      <number:minutes number:style="long"/>
      <number:text>:</number:text>
      <number:seconds number:style="long"/>
    </number:time-style>
    <number:number-style style:name="N10114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4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4P0"/>
    </number:number-style>
    <number:number-style style:name="N1012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2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Link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xinto Vaz Cedillo</meta:initial-creator>
    <meta:creation-date>2006-09-16T00:00:00</meta:creation-date>
    <dc:date>2024-11-13T16:49:53.836752921</dc:date>
    <meta:generator>LibreOffice/7.3.7.2$Linux_X86_64 LibreOffice_project/30$Build-2</meta:generator>
    <meta:editing-duration>PT8H42M45S</meta:editing-duration>
    <meta:editing-cycles>128</meta:editing-cycles>
    <meta:document-statistic meta:table-count="1" meta:cell-count="6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